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og</text:p>
          </table:table-cell>
          <table:table-cell table:style-name="Default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466.35" calcext:value-type="float">
            <text:p>466.35</text:p>
          </table:table-cell>
          <table:table-cell office:value-type="float" office:value="468.79" calcext:value-type="float">
            <text:p>468.79</text:p>
          </table:table-cell>
          <table:table-cell table:formula="of:=100*([.C2]-[.B2])/[.B2]" office:value-type="float" office:value="0.523212179693363" calcext:value-type="float">
            <text:p>0.52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398.59" calcext:value-type="float">
            <text:p>398.59</text:p>
          </table:table-cell>
          <table:table-cell office:value-type="float" office:value="429.5" calcext:value-type="float">
            <text:p>429.5</text:p>
          </table:table-cell>
          <table:table-cell table:formula="of:=100*([.C3]-[.B3])/[.B3]" office:value-type="float" office:value="7.75483579618155" calcext:value-type="float">
            <text:p>7.75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404.87" calcext:value-type="float">
            <text:p>404.87</text:p>
          </table:table-cell>
          <table:table-cell office:value-type="float" office:value="449.1" calcext:value-type="float">
            <text:p>449.1</text:p>
          </table:table-cell>
          <table:table-cell table:formula="of:=100*([.C4]-[.B4])/[.B4]" office:value-type="float" office:value="10.9244942821153" calcext:value-type="float">
            <text:p>10.92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999.38" calcext:value-type="float">
            <text:p>999.38</text:p>
          </table:table-cell>
          <table:table-cell office:value-type="float" office:value="1170.78" calcext:value-type="float">
            <text:p>1170.78</text:p>
          </table:table-cell>
          <table:table-cell table:formula="of:=100*([.C5]-[.B5])/[.B5]" office:value-type="float" office:value="17.1506333927035" calcext:value-type="float">
            <text:p>17.15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978.8" calcext:value-type="float">
            <text:p>978.8</text:p>
          </table:table-cell>
          <table:table-cell office:value-type="float" office:value="1190.28" calcext:value-type="float">
            <text:p>1190.28</text:p>
          </table:table-cell>
          <table:table-cell table:formula="of:=100*([.C6]-[.B6])/[.B6]" office:value-type="float" office:value="21.606048222313" calcext:value-type="float">
            <text:p>21.61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874.22" calcext:value-type="float">
            <text:p>874.22</text:p>
          </table:table-cell>
          <table:table-cell office:value-type="float" office:value="1124.5" calcext:value-type="float">
            <text:p>1124.5</text:p>
          </table:table-cell>
          <table:table-cell table:formula="of:=100*([.C7]-[.B7])/[.B7]" office:value-type="float" office:value="28.6289492347464" calcext:value-type="float">
            <text:p>28.63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474.68" calcext:value-type="float">
            <text:p>474.68</text:p>
          </table:table-cell>
          <table:table-cell office:value-type="float" office:value="738.29" calcext:value-type="float">
            <text:p>738.29</text:p>
          </table:table-cell>
          <table:table-cell table:formula="of:=100*([.C8]-[.B8])/[.B8]" office:value-type="float" office:value="55.5342546557681" calcext:value-type="float">
            <text:p>55.53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4430.08" calcext:value-type="float">
            <text:p>4430.08</text:p>
          </table:table-cell>
          <table:table-cell office:value-type="float" office:value="4835.37" calcext:value-type="float">
            <text:p>4835.37</text:p>
          </table:table-cell>
          <table:table-cell table:formula="of:=100*([.C9]-[.B9])/[.B9]" office:value-type="float" office:value="9.14859325339497" calcext:value-type="float">
            <text:p>9.15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2927.26" calcext:value-type="float">
            <text:p>2927.26</text:p>
          </table:table-cell>
          <table:table-cell office:value-type="float" office:value="3344.13" calcext:value-type="float">
            <text:p>3344.13</text:p>
          </table:table-cell>
          <table:table-cell table:formula="of:=100*([.C10]-[.B10])/[.B10]" office:value-type="float" office:value="14.2409625383464" calcext:value-type="float">
            <text:p>14.24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2294.69" calcext:value-type="float">
            <text:p>2294.69</text:p>
          </table:table-cell>
          <table:table-cell office:value-type="float" office:value="2804.06" calcext:value-type="float">
            <text:p>2804.06</text:p>
          </table:table-cell>
          <table:table-cell table:formula="of:=100*([.C11]-[.B11])/[.B11]" office:value-type="float" office:value="22.197769633371" calcext:value-type="float">
            <text:p>22.20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552.88" calcext:value-type="float">
            <text:p>1552.88</text:p>
          </table:table-cell>
          <table:table-cell office:value-type="float" office:value="1767.6" calcext:value-type="float">
            <text:p>1767.6</text:p>
          </table:table-cell>
          <table:table-cell table:formula="of:=100*([.C12]-[.B12])/[.B12]" office:value-type="float" office:value="13.8272113749935" calcext:value-type="float">
            <text:p>13.8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2:.B12])" office:value-type="float" office:value="1436.52727272727" calcext:value-type="float">
            <text:p>1436.53</text:p>
          </table:table-cell>
          <table:table-cell table:style-name="ce1" table:formula="of:=AVERAGE([.C2:.C12])" office:value-type="float" office:value="1665.67272727273" calcext:value-type="float">
            <text:p>1665.67</text:p>
          </table:table-cell>
          <table:table-cell table:formula="of:=AVERAGE([.D2:.D12])" office:value-type="float" office:value="18.321542233057" calcext:value-type="float">
            <text:p>18.32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 table:number-columns-spanned="3" table:number-rows-spanned="1">
            <text:p>Same Speeds + Infinite Truck capacity</text:p>
          </table:table-cell>
          <table:covered-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og</text:p>
          </table:table-cell>
          <table:table-cell table:style-name="Default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table:style-name="ce1" office:value-type="float" office:value="372.96" calcext:value-type="float">
            <text:p>372.96</text:p>
          </table:table-cell>
          <table:table-cell table:style-name="ce1" office:value-type="float" office:value="431.65" calcext:value-type="float">
            <text:p>431.65</text:p>
          </table:table-cell>
          <table:table-cell table:formula="of:=100*([.C17]-[.B17])/[.B17]" office:value-type="float" office:value="15.736271986272" calcext:value-type="float">
            <text:p>15.74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table:style-name="ce1" office:value-type="float" office:value="398.59" calcext:value-type="float">
            <text:p>398.59</text:p>
          </table:table-cell>
          <table:table-cell table:style-name="ce1" office:value-type="float" office:value="429.5" calcext:value-type="float">
            <text:p>429.50</text:p>
          </table:table-cell>
          <table:table-cell table:formula="of:=100*([.C18]-[.B18])/[.B18]" office:value-type="float" office:value="7.75483579618155" calcext:value-type="float">
            <text:p>7.75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table:style-name="ce1" office:value-type="float" office:value="346.95" calcext:value-type="float">
            <text:p>346.95</text:p>
          </table:table-cell>
          <table:table-cell table:style-name="ce1" office:value-type="float" office:value="432" calcext:value-type="float">
            <text:p>432.00</text:p>
          </table:table-cell>
          <table:table-cell table:formula="of:=100*([.C19]-[.B19])/[.B19]" office:value-type="float" office:value="24.5136186770428" calcext:value-type="float">
            <text:p>24.51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table:style-name="ce1" office:value-type="float" office:value="855.62" calcext:value-type="float">
            <text:p>855.62</text:p>
          </table:table-cell>
          <table:table-cell table:style-name="ce1" office:value-type="float" office:value="919.61" calcext:value-type="float">
            <text:p>919.61</text:p>
          </table:table-cell>
          <table:table-cell table:formula="of:=100*([.C20]-[.B20])/[.B20]" office:value-type="float" office:value="7.47878731212454" calcext:value-type="float">
            <text:p>7.48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table:style-name="ce1" office:value-type="float" office:value="945.58" calcext:value-type="float">
            <text:p>945.58</text:p>
          </table:table-cell>
          <table:table-cell table:style-name="ce1" office:value-type="float" office:value="1136.26" calcext:value-type="float">
            <text:p>1136.26</text:p>
          </table:table-cell>
          <table:table-cell table:formula="of:=100*([.C21]-[.B21])/[.B21]" office:value-type="float" office:value="20.1654011294655" calcext:value-type="float">
            <text:p>20.17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table:style-name="ce1" office:value-type="float" office:value="874.22" calcext:value-type="float">
            <text:p>874.22</text:p>
          </table:table-cell>
          <table:table-cell table:style-name="ce1" office:value-type="float" office:value="1124.5" calcext:value-type="float">
            <text:p>1124.50</text:p>
          </table:table-cell>
          <table:table-cell table:formula="of:=100*([.C22]-[.B22])/[.B22]" office:value-type="float" office:value="28.6289492347464" calcext:value-type="float">
            <text:p>28.63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table:style-name="ce1" office:value-type="float" office:value="475.59" calcext:value-type="float">
            <text:p>475.59</text:p>
          </table:table-cell>
          <table:table-cell table:style-name="ce1" office:value-type="float" office:value="604.14" calcext:value-type="float">
            <text:p>604.14</text:p>
          </table:table-cell>
          <table:table-cell table:formula="of:=100*([.C23]-[.B23])/[.B23]" office:value-type="float" office:value="27.0295843058096" calcext:value-type="float">
            <text:p>27.03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table:style-name="ce1" office:value-type="float" office:value="4321.96" calcext:value-type="float">
            <text:p>4321.96</text:p>
          </table:table-cell>
          <table:table-cell table:style-name="ce1" office:value-type="float" office:value="4726.54" calcext:value-type="float">
            <text:p>4726.54</text:p>
          </table:table-cell>
          <table:table-cell table:formula="of:=100*([.C24]-[.B24])/[.B24]" office:value-type="float" office:value="9.36103064350433" calcext:value-type="float">
            <text:p>9.36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table:style-name="ce1" office:value-type="float" office:value="2882.25" calcext:value-type="float">
            <text:p>2882.25</text:p>
          </table:table-cell>
          <table:table-cell table:style-name="ce1" office:value-type="float" office:value="3255.26" calcext:value-type="float">
            <text:p>3255.26</text:p>
          </table:table-cell>
          <table:table-cell table:formula="of:=100*([.C25]-[.B25])/[.B25]" office:value-type="float" office:value="12.9416254662156" calcext:value-type="float">
            <text:p>12.94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table:style-name="ce1" office:value-type="float" office:value="2050.03" calcext:value-type="float">
            <text:p>2050.03</text:p>
          </table:table-cell>
          <table:table-cell table:style-name="ce1" office:value-type="float" office:value="2574.94" calcext:value-type="float">
            <text:p>2574.94</text:p>
          </table:table-cell>
          <table:table-cell table:formula="of:=100*([.C26]-[.B26])/[.B26]" office:value-type="float" office:value="25.604991146471" calcext:value-type="float">
            <text:p>25.60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table:style-name="ce1" office:value-type="float" office:value="1552.88" calcext:value-type="float">
            <text:p>1552.88</text:p>
          </table:table-cell>
          <table:table-cell table:style-name="ce1" office:value-type="float" office:value="1767.6" calcext:value-type="float">
            <text:p>1767.60</text:p>
          </table:table-cell>
          <table:table-cell table:formula="of:=100*([.C27]-[.B27])/[.B27]" office:value-type="float" office:value="13.8272113749935" calcext:value-type="float">
            <text:p>13.8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17:.B27])" office:value-type="float" office:value="1370.60272727273" calcext:value-type="float">
            <text:p>1370.60</text:p>
          </table:table-cell>
          <table:table-cell table:style-name="ce1" table:formula="of:=AVERAGE([.C17:.C27])" office:value-type="float" office:value="1582" calcext:value-type="float">
            <text:p>1582.00</text:p>
          </table:table-cell>
          <table:table-cell table:formula="of:=AVERAGE([.D17:.D27])" office:value-type="float" office:value="17.5493006429843" calcext:value-type="float">
            <text:p>17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 style:data-style-name="N2" text:time-value="14:51:13.1735281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4:35:37.106116744</meta:creation-date>
    <meta:generator>LibreOffice/7.6.7.2$Linux_X86_64 LibreOffice_project/60$Build-2</meta:generator>
    <dc:date>2024-06-20T14:53:42.592645035</dc:date>
    <meta:editing-duration>PT6M9S</meta:editing-duration>
    <meta:editing-cycles>13</meta:editing-cycles>
    <meta:document-statistic meta:table-count="1" meta:cell-count="105" meta:object-count="0"/>
  </office:meta>
</office:document-meta>
</file>